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07cm" svg:y="1.492cm">
          <draw:text-box>
            <text:p text:style-name="P1"><text:span text:style-name="T1">Amount: <text:s text:c="2"/>10</text:span></text:p>
          </draw:text-box>
        </draw:frame>
        <draw:custom-shape draw:style-name="gr2" draw:text-style-name="P2" draw:layer="layout" svg:width="1.969cm" svg:height="1.846cm" svg:x="7.561cm" svg:y="4.108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10.861cm" svg:y="4.109cm">
          <text:p text:style-name="P2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14.161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17.461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69cm" svg:height="1.846cm" svg:x="20.861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9.136cm" svg:height="2cm" svg:x="1.707cm" svg:y="4.192cm">
          <draw:text-box>
            <text:p text:style-name="P1"><text:span text:style-name="T1">Coins <text:s text:c="3"/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9T10:58:28.681861885</meta:creation-date>
    <dc:date>2016-05-09T11:08:16.300047704</dc:date>
    <dc:creator>elucterio </dc:creator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